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eae8e" officeooo:paragraph-rsid="003eae8e" style:font-size-complex="20pt"/>
    </style:style>
    <style:style style:name="P2" style:family="paragraph" style:parent-style-name="Standard">
      <style:text-properties fo:font-size="20pt" officeooo:rsid="003f2e33" officeooo:paragraph-rsid="003f2e33" style:font-size-complex="20pt"/>
    </style:style>
    <style:style style:name="P3" style:family="paragraph" style:parent-style-name="Standard">
      <style:text-properties fo:font-size="20pt" officeooo:rsid="003f7786" officeooo:paragraph-rsid="003f7786" style:font-size-complex="20pt"/>
    </style:style>
    <style:style style:name="P4" style:family="paragraph" style:parent-style-name="Standard">
      <style:text-properties fo:font-size="20pt" officeooo:rsid="0041055d" officeooo:paragraph-rsid="0041055d" style:font-size-complex="20pt"/>
    </style:style>
    <style:style style:name="T1" style:family="text">
      <style:text-properties officeooo:rsid="003f77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 Methods</text:p>
      <text:p text:style-name="P1"><text:s/></text:p>
      <text:p text:style-name="P1">০১. abs()</text:p>
      <text:p text:style-name="P1">এই মেথড যে কোন হিসাবের সঠিক ফলাফল বের করে। হ্যা বোধক</text:p>
      <text:p text:style-name="P1"/>
      <text:p text:style-name="P2">০২.<text:span text:style-name="T1">sin()</text:span></text:p>
      <text:p text:style-name="P3">এই মেথড দ্বারা কোন সার্কেলের Y বরাবর বুঝায়</text:p>
      <text:p text:style-name="P3"/>
      <text:p text:style-name="P3">০৩. cos()</text:p>
      <text:p text:style-name="P3">এই মেথড দ্বারা কোন সার্কেলের X বরাবর বুঝায় </text:p>
      <text:p text:style-name="P3"/>
      <text:p text:style-name="P4">০৪. exp()</text:p>
      <text:p text:style-name="P4"/>
      <text:p text:style-name="P4">০৫. ফ্লোল্ট number <text:s/>কে তার নিচের ইন্টেযার নাম্বররে নেমে আসে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30T23:29:45.269362953</dc:date>
    <meta:editing-duration>PT7H1M20S</meta:editing-duration>
    <meta:editing-cycles>53</meta:editing-cycles>
    <meta:document-statistic meta:table-count="0" meta:image-count="0" meta:object-count="0" meta:page-count="1" meta:paragraph-count="10" meta:word-count="46" meta:character-count="182" meta:non-whitespace-character-count="142"/>
  </office:meta>
</office:document-meta>
</file>